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generated program</text:p>
          </table:table-cell>
          <table:table-cell office:value-type="string" calcext:value-type="string">
            <text:p>nof examples</text:p>
          </table:table-cell>
          <table:table-cell office:value-type="string" calcext:value-type="string">
            <text:p>nof components used</text:p>
          </table:table-cell>
          <table:table-cell office:value-type="string" calcext:value-type="string">
            <text:p>nof_leaves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of components given</text:p>
          </table:table-cell>
          <table:table-cell office:value-type="string" calcext:value-type="string">
            <text:p>cost function</text:p>
          </table:table-cell>
          <table:table-cell office:value-type="string" calcext:value-type="string">
            <text:p>expansion strategy</text:p>
          </table:table-cell>
          <table:table-cell office:value-type="string" calcext:value-type="string">
            <text:p>nof lines <text:s/>required</text:p>
          </table:table-cell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succ</text:p>
          </table:table-cell>
          <table:table-cell office:value-type="string" calcext:value-type="string">
            <text:p>map Nat Nat succ _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nst 1</text:p>
          </table:table-cell>
          <table:table-cell office:value-type="string" calcext:value-type="string">
            <text:p>succ zer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413" calcext:value-type="float">
            <text:p>494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p const 1</text:p>
          </table:table-cell>
          <table:table-cell office:value-type="string" calcext:value-type="string">
            <text:p>map &amp;0 Nat (const Nat &amp;0 (succ zero))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5357" calcext:value-type="float">
            <text:p>18535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68221" calcext:value-type="float">
            <text:p>682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foldr &amp;0 Nat (const (Nat -&gt; Nat) &amp;0 succ) zero _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9425" calcext:value-type="float">
            <text:p>1942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13" calcext:value-type="float">
            <text:p>47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ppend</text:p>
          </table:table-cell>
          <table:table-cell office:value-type="string" calcext:value-type="string">
            <text:p>foldr &amp;0 (List &amp;0) (con &amp;0) _1 _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rev &amp;0 _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83769" calcext:value-type="float">
            <text:p>18376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73377" calcext:value-type="float">
            <text:p>17337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i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913" calcext:value-type="float">
            <text:p>29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prod (range (succ zero) _0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7545" calcext:value-type="float">
            <text:p>754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foldNat (List &amp;0) (con &amp;0 _0) (nil &amp;0) _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2493" calcext:value-type="float">
            <text:p>24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string" calcext:value-type="string">
            <text:p>range _0 _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true”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>
            <text:p>“false”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atGeq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exception while evaluating 'con Nat (foldNat Nat (mul _1) _1 (mul _1 _1)) (nil Nat)' on the examples. 3^9 is too bi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ro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u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numFromTo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ns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f_nodes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takes too lo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curry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nou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ignor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ni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con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cc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pai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s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n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r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oldNat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b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rev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_enumTo</text:p>
          </table:table-cell>
          <table:table-cell table:number-columns-repeated="4"/>
        </table:table-row>
        <table:table-row table:style-name="ro1" table:number-rows-repeated="48">
          <table:table-cell table:number-columns-repeated="10"/>
        </table:table-row>
        <table:table-row table:style-name="ro1">
          <table:table-cell office:value-type="string" calcext:value-type="string">
            <text:p>implemented compon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cu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nou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gn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e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cc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true”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“false”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dN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Ge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_enumT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21:19:55.438128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5:15:42.770639978</meta:creation-date>
    <dc:date>2016-06-07T01:01:48.231790226</dc:date>
    <meta:editing-duration>PT3H33M26S</meta:editing-duration>
    <meta:editing-cycles>44</meta:editing-cycles>
    <meta:generator>LibreOffice/4.2.8.2$Linux_X86_64 LibreOffice_project/420m0$Build-2</meta:generator>
    <meta:document-statistic meta:table-count="1" meta:cell-count="757" meta:object-count="0"/>
  </office:meta>
</office:document-meta>
</file>